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/>
    </style:style>
    <style:style style:name="P2" style:family="paragraph">
      <loext:graphic-properties draw:fill-color="#ffffff"/>
      <style:paragraph-properties style:writing-mode="lr-tb"/>
      <style:text-properties fo:font-size="38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.3cm" fo:margin-bottom="0.3cm" fo:line-height="100%" fo:text-indent="0cm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.389cm" fo:margin-bottom="0cm" fo:text-indent="0cm" style:writing-mode="lr-tb"/>
    </style:style>
    <style:style style:name="P20" style:family="paragraph"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99131" loext:opacity="100%" fo:font-size="48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a6099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8pt" style:font-size-complex="28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font-size="24pt" style:font-size-asian="21pt" style:font-size-complex="21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18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21pt" style:font-size-asian="26pt" style:font-size-complex="26pt"/>
    </style:style>
    <style:style style:name="T27" style:family="text">
      <style:text-properties fo:font-size="21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font-size="22pt" style:font-size-asian="26pt" style:font-size-complex="26pt"/>
    </style:style>
    <style:style style:name="T29" style:family="text">
      <style:text-properties fo:font-size="22pt" fo:font-style="italic" style:font-size-asian="26pt" style:font-style-asian="italic" style:font-size-complex="26pt" style:font-style-complex="italic"/>
    </style:style>
    <style:style style:name="T30" style:family="text">
      <style:text-properties fo:font-size="22pt" fo:font-style="normal" style:font-size-asian="26pt" style:font-style-asian="normal" style:font-size-complex="26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24pt" fo:font-style="normal" style:font-size-asian="28pt" style:font-style-asian="normal" style:font-size-complex="28pt" style:font-style-complex="normal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size="24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size="18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37" style:family="text">
      <style:text-properties fo:font-size="18pt" fo:font-style="normal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for </text:span><text:span text:style-name="T1">Tattling: </text:span><text:span text:style-name="T1">Cooperatio</text:span><text:span text:style-name="T1">n,</text:span><text:span text:style-name="T1"><text:line-break/></text:span><text:span text:style-name="T1">communicat</text:span><text:span text:style-name="T1">ion, and </text:span><text:span text:style-name="T1">how each </text:span><text:span text:style-name="T1">could</text:span><text:span text:style-name="T1"><text:line-break/></text:span><text:span text:style-name="T1">stabilize the </text:span><text:span text:style-name="T1">oth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Vikram Odouard and Michael Holton </text:span><text:span text:style-name="T2">Price</text:span></text:p>
            <text:p><text:span text:style-name="T2">Santa Fe Institute, 1399 Hyde Park Road, </text:span><text:span text:style-name="T2">Santa Fe, NM 87501</text:span><text:span text:style-name="T2"><text:line-break/></text:span><text:span text:style-name="T2"><text:line-break/></text:span><text:span text:style-name="T2">Presentation by Emanuele Di 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</text:span><text:span text:style-name="T3">s://</text:span><text:span text:style-name="T3">nca</text:span><text:span text:style-name="T3">se.</text:span><text:span text:style-name="T3">me/</text:span><text:span text:style-name="T3">trust</text:span><text:span text:style-name="T3">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The evolution of altruism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4">Altruism → Helping others at a personal cost</text:span></text:p>
              </text:list-item>
              <text:list-item>
                <text:p><text:span text:style-name="T4">All explaination for the evolution of altruism ensure that altruists receive a second-order benefit that compensats the initial cost</text:span></text:p>
              </text:list-item>
              <text:list-item>
                <text:p><text:span text:style-name="T4">Indirect reciprocity →individuals have their favors returned even by third parties</text:span></text:p>
              </text:list-item>
              <text:list-item>
                <text:p><text:span text:style-name="T5">Communication </text:span><text:span text:style-name="T6">(in indirect reciprocity)</text:span><text:span text:style-name="T4"> is required to disseminate reputation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8">Und</text:span><text:span text:style-name="T8">er </text:span><text:span text:style-name="T8">what </text:span><text:span text:style-name="T8">cond</text:span><text:span text:style-name="T8">ition</text:span><text:span text:style-name="T8">s </text:span><text:span text:style-name="T8">does </text:span><text:span text:style-name="T8">the </text:span><text:span text:style-name="T8">inter</text:span><text:span text:style-name="T8">actio</text:span><text:span text:style-name="T8">n </text:span><text:span text:style-name="T8">betw</text:span><text:span text:style-name="T8">een </text:span><text:span text:style-name="T8">sign</text:span><text:span text:style-name="T8">alin</text:span><text:span text:style-name="T8">g </text:span><text:span text:style-name="T8">and </text:span><text:span text:style-name="T8">coop</text:span><text:span text:style-name="T8">erati</text:span><text:span text:style-name="T8">on </text:span><text:span text:style-name="T8">stabi</text:span><text:span text:style-name="T8">lize </text:span><text:span text:style-name="T8">both </text:span><text:span text:style-name="T8">high </text:span><text:span text:style-name="T8">level</text:span><text:span text:style-name="T8">s of </text:span><text:span text:style-name="T8">(altr</text:span><text:span text:style-name="T8">uisti</text:span><text:span text:style-name="T8">c) </text:span><text:span text:style-name="T8">coop</text:span><text:span text:style-name="T8">erati</text:span><text:span text:style-name="T8">on </text:span><text:span text:style-name="T8">and </text:span><text:span text:style-name="T8">truth</text:span><text:span text:style-name="T8">ful, </text:span><text:span text:style-name="T8">infor</text:span><text:span text:style-name="T8">mati</text:span><text:span text:style-name="T8">ve, </text:span><text:span text:style-name="T8">and </text:span><text:span text:style-name="T8">effec</text:span><text:span text:style-name="T8">tive </text:span><text:span text:style-name="T8">com</text:span><text:span text:style-name="T8">muni</text:span><text:span text:style-name="T8">catio</text:span><text:span text:style-name="T8">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0"><text:span text:style-name="T9">Coo</text:span><text:span text:style-name="T9">pera</text:span><text:span text:style-name="T9">tion, </text:span><text:span text:style-name="T9">com</text:span><text:span text:style-name="T9">mun</text:span><text:span text:style-name="T9">icati</text:span><text:span text:style-name="T9">on, </text:span><text:span text:style-name="T9">stab</text:span><text:span text:style-name="T9">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0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1">Act in a prisoner’s dilemma</text:span></text:p>
                  </text:list-item>
                  <text:list-item>
                    <text:p><text:span text:style-name="T11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2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3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Background, Cooperation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5">Strategy</text:span><text:span text:style-name="T4"> → set of rules for acting and signaling</text:span></text:p>
              </text:list-item>
              <text:list-item>
                <text:p><text:span text:style-name="T5">Norm</text:span><text:span text:style-name="T4"> → strategy that encodes a set of rules that is followed by the large majority of a social group</text:span></text:p>
              </text:list-item>
              <text:list-item>
                <text:p><text:span text:style-name="T5">Standing</text:span><text:span text:style-name="T4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5">Stern judging</text:span><text:span text:style-name="T4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Background, Comunication</text:p>
          </draw:text-box>
        </draw:frame>
        <draw:frame presentation:style-name="pr6" draw:text-style-name="P11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 <text:span text:style-name="T10">stability of honest communication systems usually rely on some kind of pressure on the signaler to be truthful</text:span></text:p>
              </text:list-item>
              <text:list-item>
                <text:p><text:span text:style-name="T10">In its basic form, communicating the reputations of others places no such pressure on the signaler</text:span></text:p>
              </text:list-item>
              <text:list-item>
                <text:p><text:span text:style-name="T10">Truthfulness is not the only requirement: agents also need to be forthcoming (actually share the information they have)</text:span></text:p>
              </text:list-item>
              <text:list-item>
                <text:p><text:span text:style-name="T10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Communication</text:p>
          </draw:text-box>
        </draw:frame>
        <draw:frame presentation:style-name="pr6" draw:text-style-name="P12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7"><text:span text:style-name="T5">Communication system</text:span><text:span text:style-name="T4"> → set of mappings from meanings to symbols</text:span></text:p>
              </text:list-item>
              <text:list-item>
                <text:p text:style-name="P7"><text:span text:style-name="T4">A communication system is </text:span><text:span text:style-name="T5">effective </text:span><text:span text:style-name="T6">when it is</text:span><text:span text:style-name="T4">→</text:span></text:p>
                <text:list>
                  <text:list-item>
                    <text:p text:style-name="P7"><text:span text:style-name="T2"><text:s/></text:span><text:span text:style-name="T14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7"><text:span text:style-name="T2"><text:s/></text:span><text:span text:style-name="T14">Forthcoming</text:span><text:span text:style-name="T2"> → agents never fail to signal when they possess relevant information</text:span></text:p>
                  </text:list-item>
                  <text:list-item>
                    <text:p text:style-name="P7"><text:span text:style-name="T14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Cooperation and Stability recalls</text:p>
          </draw:text-box>
        </draw:frame>
        <draw:frame presentation:style-name="pr6" draw:text-style-name="P12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3"><text:span text:style-name="T4">Cooperation is paying a cost, </text:span><text:span text:style-name="T15">γ</text:span><text:span text:style-name="T4">, for the benefit, </text:span><text:span text:style-name="T15">β</text:span><text:span text:style-name="T4">, of someone else</text:span></text:p>
                <text:p text:style-name="P13"><text:span text:style-name="T4"/></text:p>
              </text:list-item>
              <text:list-item>
                <text:p text:style-name="P13"><text:span text:style-name="T4">Agent A’s payoff in the prisoner’s dilemma. </text:span><text:span text:style-name="T5">d</text:span><text:span text:style-name="T4"> stands for defect and </text:span><text:span text:style-name="T5">c</text:span><text:span text:style-name="T4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5" draw:layer="layout" svg:width="22.5cm" svg:height="4cm" svg:x="1.5cm" svg:y="12.5cm">
          <draw:text-box>
            <text:list text:style-name="L1">
              <text:list-item>
                <text:p text:style-name="P14"><text:span text:style-name="T16">A </text:span><text:span text:style-name="T16">strategy </text:span><text:span text:style-name="T16">is </text:span><text:span text:style-name="T17">stable </text:span><text:span text:style-name="T16">if </text:span><text:span text:style-name="T16">no other </text:span><text:span text:style-name="T16">strategy </text:span><text:span text:style-name="T16">can </text:span><text:span text:style-name="T16">invade it</text:span></text:p>
              </text:list-item>
              <text:list-item>
                <text:p text:style-name="P14"><text:span text:style-name="T16">That is, </text:span><text:span text:style-name="T16">no other </text:span><text:span text:style-name="T16">strategy </text:span><text:span text:style-name="T16">can </text:span><text:span text:style-name="T16">prolifera</text:span><text:span text:style-name="T16">te in a </text:span><text:span text:style-name="T16">populati</text:span><text:span text:style-name="T16">on of </text:span><text:span text:style-name="T16">100% A-</text:span><text:span text:style-name="T16">type </text:span><text:span text:style-name="T16">agents </text:span><text:span text:style-name="T16">(when A </text:span><text:span text:style-name="T16">is said </text:span><text:span text:style-name="T16">to </text:span><text:span text:style-name="T16">‘predom</text:span><text:span text:style-name="T16">in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6">Model 1: A first pass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7"><text:span text:style-name="T10">Infinite number of rounds, agents interact in prisoner’s dilemma</text:span></text:p>
              </text:list-item>
              <text:list-item>
                <text:p text:style-name="P7"><text:span text:style-name="T10">Agents “tag” each other, each agent has one tag at a time</text:span></text:p>
              </text:list-item>
              <text:list-item>
                <text:p text:style-name="P7"><text:span text:style-name="T10">Each round everyone pairs up at random and makes a choice (cooperate/deflect). An agent’s choice may depend on their partner’s current tag.</text:span></text:p>
              </text:list-item>
              <text:list-item>
                <text:p text:style-name="P7"><text:span text:style-name="T10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7"><text:span text:style-name="T10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6">Model 1: Strategies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We want to find the <text:span text:style-name="T18">focal strategy</text:span><text:span text:style-name="T19">, that is, a strategy that leads to a </text:span><text:span text:style-name="T20">stable, highly cooperative and effective communicating population</text:span><text:span text:style-name="T19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Name</text:p>
              </table:table-cell>
              <table:table-cell>
                <text:p text:style-name="P17">ID</text:p>
              </table:table-cell>
              <table:table-cell>
                <text:p text:style-name="P17">Act for 0s</text:p>
              </table:table-cell>
              <table:table-cell>
                <text:p text:style-name="P17">Act for 1s</text:p>
              </table:table-cell>
            </table:table-row>
            <table:table-row table:style-name="ro2" table:default-cell-style-name="ce1">
              <table:table-cell>
                <text:p text:style-name="P17">Deflector</text:p>
              </table:table-cell>
              <table:table-cell>
                <text:p text:style-name="P17">dd</text:p>
              </table:table-cell>
              <table:table-cell>
                <text:p text:style-name="P17">d</text:p>
              </table:table-cell>
              <table:table-cell>
                <text:p text:style-name="P17">d</text:p>
              </table:table-cell>
            </table:table-row>
            <table:table-row table:style-name="ro2" table:default-cell-style-name="ce1">
              <table:table-cell>
                <text:p text:style-name="P17">Discriminator</text:p>
              </table:table-cell>
              <table:table-cell>
                <text:p text:style-name="P17">dc</text:p>
              </table:table-cell>
              <table:table-cell>
                <text:p text:style-name="P17">d</text:p>
              </table:table-cell>
              <table:table-cell>
                <text:p text:style-name="P17">c</text:p>
              </table:table-cell>
            </table:table-row>
            <table:table-row table:style-name="ro2" table:default-cell-style-name="ce1">
              <table:table-cell>
                <text:p text:style-name="P17">Reverse-discriminator</text:p>
              </table:table-cell>
              <table:table-cell>
                <text:p text:style-name="P17">cd</text:p>
              </table:table-cell>
              <table:table-cell>
                <text:p text:style-name="P17">c</text:p>
              </table:table-cell>
              <table:table-cell>
                <text:p text:style-name="P17">d</text:p>
              </table:table-cell>
            </table:table-row>
            <table:table-row table:style-name="ro2" table:default-cell-style-name="ce1">
              <table:table-cell>
                <text:p text:style-name="P17">Cooperator</text:p>
              </table:table-cell>
              <table:table-cell>
                <text:p text:style-name="P17">cc</text:p>
              </table:table-cell>
              <table:table-cell>
                <text:p text:style-name="P17">c</text:p>
              </table:table-cell>
              <table:table-cell>
                <text:p text:style-name="P17"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5" draw:layer="layout" svg:width="8.5cm" svg:height="0.962cm" svg:x="1cm" svg:y="7cm">
          <draw:text-box>
            <text:p text:style-name="P17">Action Strategies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Partner’s tag</text:p>
              </table:table-cell>
              <table:table-cell>
                <text:p>Actor’s action</text:p>
              </table:table-cell>
              <table:table-cell>
                <text:p>Image scoring</text:p>
              </table:table-cell>
              <table:table-cell>
                <text:p>Standing</text:p>
              </table:table-cell>
              <table:table-cell>
                <text:p>Stern Judging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d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c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8" draw:layer="layout" svg:width="7.5cm" svg:height="0.962cm" svg:x="15cm" svg:y="7cm">
          <draw:text-box>
            <text:p text:style-name="P17">Signal of actor’s new ta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1: Focal strategy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7">Stern discriminators as candidates to analyze for this model</text:p>
              </text:list-item>
            </text:list>
            <text:list text:style-name="L3">
              <text:list-item>
                <text:list>
                  <text:list-item>
                    <text:p text:style-name="P7">Action: coop with 1s, deflects with 0s</text:p>
                  </text:list-item>
                  <text:list-item>
                    <text:p text:style-name="P7">Signaling: ags cooperation with 1-agents and defection with 0-agents with a 1, and cooperation with 0s and defection with 1s with 0.</text:p>
                  </text:list-item>
                </text:list>
              </text:list-item>
            </text:list>
            <text:list text:style-name="L4">
              <text:list-item>
                <text:p text:style-name="P7">Analysis</text:p>
                <text:list>
                  <text:list-item>
                    <text:p text:style-name="P7">Is the state <text:span text:style-name="T20">cooperative?</text:span></text:p>
                  </text:list-item>
                  <text:list-item>
                    <text:p text:style-name="P7"><text:span text:style-name="T21">Does the state </text:span><text:span text:style-name="T20">effectively communicate?</text:span></text:p>
                  </text:list-item>
                  <text:list-item>
                    <text:p text:style-name="P7"><text:span text:style-name="T21">Is it </text:span><text:span text:style-name="T20">stable</text:span><text:span text:style-name="T2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1: Analysis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7"><text:span text:style-name="T2">Is the state </text:span><text:span text:style-name="T22">cooperative? </text:span><text:span text:style-name="T23">✅</text:span></text:p>
              </text:list-item>
            </text:list>
            <text:list text:style-name="L4">
              <text:list-item>
                <text:list>
                  <text:list-header>
                    <text:p text:style-name="P7"><text:span text:style-name="T24">all who follow the stern discriminator strategy receive a tag of 1, so everyone will receive a 1-tag to start the second round, and thus, everyone will cooperate in the second round and so on. Thus, all rounds except the first are fully cooperative</text:span></text:p>
                  </text:list-header>
                </text:list>
              </text:list-item>
              <text:list-item>
                <text:p text:style-name="P7"><text:span text:style-name="T23">Does the state </text:span><text:span text:style-name="T22">effectively communicate? </text:span><text:span text:style-name="T23">✅</text:span></text:p>
                <text:list>
                  <text:list-header>
                    <text:p text:style-name="P7"><text:span text:style-name="T25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7"><text:span text:style-name="T23">Is it </text:span><text:span text:style-name="T22">stable</text:span><text:span text:style-name="T23">? ❌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5">No payoff difference between individuals with the same action strategy but different languages (a ‘pushover’ discriminator that signals 1 about everyone does just as well as a stern discriminator)</text:span></text:p>
                  </text:list-item>
                  <text:list-item>
                    <text:p text:style-name="P7"><text:span text:style-name="T25">Some traits are unexpressed (eg. Everyone cooperates, everyone receives a tag of 1)</text:span></text:p>
                  </text:list-item>
                  <text:list-item>
                    <text:p text:style-name="P7"><text:span text:style-name="T25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2: Next!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0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6">Unpunishability of language → </text:span><text:span text:style-name="T27">Meta-signaling</text:span><text:span text:style-name="T26"> tags agents based on their signal</text:span></text:p>
                  </text:list-item>
                  <text:list-item>
                    <text:p><text:span text:style-name="T26">Unexpressed traits → <text:s/></text:span><text:span text:style-name="T27">Error</text:span><text:span text:style-name="T26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28">Each round agents are either </text:span><text:span text:style-name="T29">actor</text:span><text:span text:style-name="T28"> or </text:span><text:span text:style-name="T29">observer</text:span><text:span text:style-name="T30"> </text:span></text:p>
              </text:list-item>
              <text:list-item>
                <text:p><text:span text:style-name="T30">Observers are assigned randomly (to actors or another observer)</text:span></text:p>
              </text:list-item>
              <text:list-item>
                <text:p><text:span text:style-name="T30">Actors interact in a prisoner’s dilemma, using their strategies with error rate ϵ and signal by tagging each others with error rate δ</text:span></text:p>
              </text:list-item>
              <text:list-item>
                <text:p><text:span text:style-name="T30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2: Analysis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2">Focal strategy → Stern discriminator, meta-signaling strategy: 0 if they disagree, 1 if they agree.</text:span></text:p>
              </text:list-item>
              <text:list-item>
                <text:p text:style-name="P19"><text:span text:style-name="T33">Is the state </text:span><text:span text:style-name="T22">cooperative? </text:span><text:span text:style-name="T23">✅</text:span></text:p>
              </text:list-item>
            </text:list>
            <text:list text:style-name="L4">
              <text:list-item>
                <text:p text:style-name="P19"><text:span text:style-name="T23">Does the state </text:span><text:span text:style-name="T22">effectively communicate? </text:span><text:span text:style-name="T23">✅</text:span></text:p>
                <text:list>
                  <text:list-header>
                    <text:p text:style-name="P7"><text:span text:style-name="T25">Because of errors there are a nonzero portion of defections, that portion can be made arbitrarily small by shrinking ϵ and δ.</text:span></text:p>
                  </text:list-header>
                </text:list>
              </text:list-item>
              <text:list-item>
                <text:p text:style-name="P7"><text:span text:style-name="T23">Is it </text:span><text:span text:style-name="T22">stable</text:span><text:span text:style-name="T23">?</text:span></text:p>
                <text:list>
                  <text:list-header>
                    <text:p text:style-name="P7"><text:span text:style-name="T25">We need to ensure that:</text:span></text:p>
                    <text:list>
                      <text:list-item>
                        <text:p text:style-name="P7"><text:span text:style-name="T25">Any strategy that deviates from the stern discriminator </text:span><text:span text:style-name="T34">does strictly worse</text:span></text:p>
                      </text:list-item>
                      <text:list-item>
                        <text:p text:style-name="P7"><text:span text:style-name="T25">No latent traits exist that will cause invading strategies to be </text:span><text:span text:style-name="T34">indistinguishable</text:span><text:span text:style-name="T25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7" draw:layer="layout" svg:width="22.859cm" svg:height="3.151cm" svg:x="1.27cm" svg:y="0.304cm" presentation:class="title" presentation:user-transformed="true">
          <draw:text-box>
            <text:p text:style-name="P7">Model 2: Any alternative strategy does worse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0"><text:span text:style-name="T35">Whenever an agent makes any decision there are three </text:span><text:span text:style-name="T35">possible consequences of that decision:</text:span></text:p>
              </text:list-item>
            </text:list>
            <text:list text:style-name="L9">
              <text:list-item>
                <text:p text:style-name="P20"><text:span text:style-name="T36">first-order costs</text:span><text:span text:style-name="T37"> → immediate costs paid for a decision (eg. paying γ for </text:span><text:span text:style-name="T37">cooperating)</text:span></text:p>
              </text:list-item>
              <text:list-item>
                <text:p text:style-name="P20"><text:span text:style-name="T36">second-order costs</text:span><text:span text:style-name="T37"> → costs borne for a decision in the subsequent action </text:span><text:span text:style-name="T37">round (eg, their subsequent partner defects with them for having a 0-tag)</text:span></text:p>
              </text:list-item>
              <text:list-item>
                <text:p text:style-name="P20"><text:span text:style-name="T36">effects on future scenarios</text:span><text:span text:style-name="T37"> → the present decisions of agents may affect </text:span><text:span text:style-name="T37">the conditions surrounding their future decisions, potentially affecting </text:span><text:span text:style-name="T37">payoffs.</text:span></text:p>
              </text:list-item>
            </text:list>
            <text:p text:style-name="P20"><text:span text:style-name="T31"/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text-style-name="P7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3T21:00:52.387862601</dc:date>
    <meta:editing-duration>PT28M39S</meta:editing-duration>
    <meta:editing-cycles>4</meta:editing-cycles>
    <meta:generator>LibreOffice/7.3.7.2$Linux_X86_64 LibreOffice_project/30$Build-2</meta:generator>
    <meta:document-statistic meta:object-count="92"/>
  </office:meta>
</office:document-meta>
</file>